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c470" officeooo:paragraph-rsid="001bc470"/>
    </style:style>
    <style:style style:name="P2" style:family="paragraph" style:parent-style-name="Standard">
      <style:text-properties officeooo:rsid="001c5afb" officeooo:paragraph-rsid="001c5afb"/>
    </style:style>
    <style:style style:name="P3" style:family="paragraph" style:parent-style-name="Standard">
      <style:text-properties officeooo:rsid="001d514d" officeooo:paragraph-rsid="001d514d"/>
    </style:style>
    <style:style style:name="P4" style:family="paragraph" style:parent-style-name="Standard">
      <style:text-properties officeooo:rsid="001efc0f" officeooo:paragraph-rsid="001efc0f"/>
    </style:style>
    <style:style style:name="P5" style:family="paragraph" style:parent-style-name="Standard">
      <style:text-properties officeooo:rsid="001fd67c" officeooo:paragraph-rsid="001fd67c"/>
    </style:style>
    <style:style style:name="P6" style:family="paragraph" style:parent-style-name="Standard">
      <style:text-properties officeooo:rsid="00206e13" officeooo:paragraph-rsid="00206e13"/>
    </style:style>
    <style:style style:name="P7" style:family="paragraph" style:parent-style-name="Standard">
      <style:text-properties officeooo:rsid="0020f06f" officeooo:paragraph-rsid="0020f06f"/>
    </style:style>
    <style:style style:name="P8" style:family="paragraph" style:parent-style-name="Standard">
      <style:text-properties officeooo:rsid="00210254" officeooo:paragraph-rsid="00210254"/>
    </style:style>
    <style:style style:name="P9" style:family="paragraph" style:parent-style-name="Standard">
      <style:text-properties officeooo:rsid="00225cec" officeooo:paragraph-rsid="00225cec"/>
    </style:style>
    <style:style style:name="P10" style:family="paragraph" style:parent-style-name="Standard">
      <style:text-properties officeooo:rsid="0023588c" officeooo:paragraph-rsid="0023588c"/>
    </style:style>
    <style:style style:name="P11" style:family="paragraph" style:parent-style-name="Standard">
      <style:text-properties officeooo:rsid="00247053" officeooo:paragraph-rsid="00247053"/>
    </style:style>
    <style:style style:name="P12" style:family="paragraph" style:parent-style-name="Standard">
      <style:text-properties officeooo:rsid="0024aef1" officeooo:paragraph-rsid="0024aef1"/>
    </style:style>
    <style:style style:name="T1" style:family="text">
      <style:text-properties officeooo:rsid="00225cec"/>
    </style:style>
    <style:style style:name="T2" style:family="text">
      <style:text-properties officeooo:rsid="0023588c"/>
    </style:style>
    <style:style style:name="T3" style:family="text">
      <style:text-properties officeooo:rsid="00247053"/>
    </style:style>
    <style:style style:name="T4" style:family="text">
      <style:text-properties officeooo:rsid="00248a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-dojo.com</text:p>
      <text:p text:style-name="P1"/>
      <text:p text:style-name="P1">ISBN kata.</text:p>
      <text:p text:style-name="P1"/>
      <text:p text:style-name="P2">1) comprobamos si la función existe</text:p>
      <text:p text:style-name="P2">2) comprobamos que la función devuelve un boolean (porque no le hemos especificado ningún valor</text:p>
      <text:p text:style-name="P3"><text:span text:style-name="T1">4</text:span>) coprobamos el comportamiento de nuestra función. Devuelve un error en determinados casos. Podemos testear que devuelve un mensaje de error.</text:p>
      <text:p text:style-name="P3"/>
      <text:p text:style-name="P3">--------------------------------------------------</text:p>
      <text:p text:style-name="P3">Cuando hacemos código hay casos de error. Cuando lanza un error para el código y lanza un mesnaje con un stag determinado que se puede trackera (por ej. Cuando se nos olvida una coma).</text:p>
      <text:p text:style-name="P3">Hay una función constructora error que podemos utilizar. Podemos hacer un Throw new error.</text:p>
      <text:p text:style-name="P3"/>
      <text:p text:style-name="P3">Function isNumber (num) {</text:p>
      <text:p text:style-name="P3"><text:tab/>if ( typeof(num) !== “number” ) <text:s/>{</text:p>
      <text:p text:style-name="P3">trow new Error (“the parameter Is not valid”)</text:p>
      <text:p text:style-name="P3">}</text:p>
      <text:p text:style-name="P3">else {</text:p>
      <text:p text:style-name="P3">return true;</text:p>
      <text:p text:style-name="P3">}</text:p>
      <text:p text:style-name="P3">}</text:p>
      <text:p text:style-name="P3"/>
      <text:p text:style-name="P4">isNumber(2) =&gt; true</text:p>
      <text:p text:style-name="P4">isNumber(“”) =&gt; retorna error de sustema</text:p>
      <text:p text:style-name="P4"/>
      <text:p text:style-name="P11"><text:span text:style-name="T4">Nota: </text:span>El trhow error tiene que ir entre {}</text:p>
      <text:p text:style-name="P4">Para que no me pete el sistema y controlar el sistema podemos capturar los errores con el try-catch:</text:p>
      <text:p text:style-name="P4">try {</text:p>
      <text:p text:style-name="P4">}</text:p>
      <text:p text:style-name="P4">catch(e) {</text:p>
      <text:p text:style-name="P4">console.log(e)</text:p>
      <text:p text:style-name="P4">}</text:p>
      <text:p text:style-name="P4"/>
      <text:p text:style-name="P5">En una aplicación lo podemos guardar en un archivo de logs o devolver en consola.</text:p>
      <text:p text:style-name="P6">Si queremos que lance un error lo hacemos con throw new error.</text:p>
      <text:p text:style-name="P6">------------------------------</text:p>
      <text:p text:style-name="P6">Para el test como lo hacmeos para ver que se ha lanzado un error?:</text:p>
      <text:p text:style-name="P7">let currentValue = function () { checkISBN()}</text:p>
      <text:p text:style-name="P6">expect (cuerrentValue).toTrow (new Error(“no 13 numbers”));</text:p>
      <text:p text:style-name="P4"/>
      <text:p text:style-name="P4"/>
      <text:p text:style-name="P8">function checkISB (ISBNcode) {</text:p>
      <text:p text:style-name="P8"><text:tab/>if (ISBNCode)</text:p>
      <text:p text:style-name="P8"><text:tab/>return true;</text:p>
      <text:p text:style-name="P8"><text:tab/>}else {</text:p>
      <text:p text:style-name="P8"><text:tab/>throw new Error (“ksndlafk”)</text:p>
      <text:p text:style-name="P8"/>
      <text:p text:style-name="P8"/>
      <text:p text:style-name="P8"/>
      <text:p text:style-name="P8"/>
      <text:p text:style-name="P8"><text:soft-page-break/></text:p>
      <text:p text:style-name="P9">3) retorna boolean cuando contiene 13 números <text:span text:style-name="T2">en formato de string. True/false</text:span></text:p>
      <text:p text:style-name="P10">5) should return error when numbers detected are NOT 13.</text:p>
      <text:p text:style-name="P10">6) debe devolver boolean incluso cuando hay espacios entre medio. <text:span text:style-name="T3">Como lo cmprobamos?</text:span></text:p>
      <text:p text:style-name="P10"><text:s/><text:span text:style-name="T3">Debe devolver true or false </text:span></text:p>
      <text:p text:style-name="P10"/>
      <text:p text:style-name="P10"/>
      <text:p text:style-name="P12">Unit test =&gt; test para el código TDD</text:p>
      <text:p text:style-name="P12">Test de funcionalidad =&gt; QuA's. Comprueban que todo funcione bien como usuario, en diferentes navegadores, etc. Se puede utilizar Selenium para automatiza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9:15:40.803213000</meta:creation-date>
    <dc:date>2016-08-26T10:56:27.066253000</dc:date>
    <meta:editing-duration>PT1H40M7S</meta:editing-duration>
    <meta:editing-cycles>12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42" meta:word-count="302" meta:character-count="1856" meta:non-whitespace-character-count="1587"/>
  </office:meta>
</office:document-meta>
</file>